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52e36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5a42c" officeooo:paragraph-rsid="0059b3f2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558503" officeooo:paragraph-rsid="00558503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558503" officeooo:paragraph-rsid="00558503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5e90e8" officeooo:paragraph-rsid="005e90e8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baf50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baf50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52e369"/>
    </style:style>
    <style:style style:name="P9" style:family="paragraph" style:parent-style-name="Standard" style:list-style-name="L4">
      <style:paragraph-properties fo:text-align="start" style:justify-single-word="false"/>
      <style:text-properties officeooo:paragraph-rsid="00658989"/>
    </style:style>
    <style:style style:name="P10" style:family="paragraph" style:parent-style-name="Standard">
      <style:paragraph-properties fo:text-align="start" style:justify-single-word="false"/>
      <style:text-properties officeooo:paragraph-rsid="006750c5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070cc" officeooo:paragraph-rsid="0052e369" style:font-size-asian="12pt" style:font-weight-asian="bold" style:font-size-complex="12pt" style:font-weight-complex="bold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bold" officeooo:rsid="005070cc" officeooo:paragraph-rsid="00658989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658989" style:font-size-asian="12pt" style:font-weight-asian="bold" style:font-size-complex="12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e90e8" officeooo:paragraph-rsid="005e90e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e90e8" officeooo:paragraph-rsid="0063b8e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5698b6" officeooo:paragraph-rsid="005698b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5070c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style="normal" fo:font-weight="bold" officeooo:rsid="00483b36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font-name="DejaVu Sans Condensed" fo:font-size="12pt" fo:font-style="normal" fo:font-weight="bold" officeooo:rsid="00494da5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font-name="DejaVu Sans Condensed" fo:font-size="12pt" fo:font-style="normal" fo:font-weight="bold" officeooo:rsid="00587cff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font-name="DejaVu Sans Condensed" fo:font-size="12pt" fo:font-style="normal" fo:font-weight="bold" officeooo:rsid="00264d9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font-name="DejaVu Sans Condensed" fo:font-size="12pt" fo:font-style="normal" fo:font-weight="bold" officeooo:rsid="001bf317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font-name="DejaVu Sans Condensed" fo:font-size="12pt" fo:font-style="normal" fo:font-weight="bold" officeooo:rsid="0019eb27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font-name="DejaVu Sans Condensed" fo:font-size="12pt" fo:font-style="normal" fo:font-weight="bold" officeooo:rsid="0042d81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style:font-name="DejaVu Sans Condensed" fo:font-size="12pt" fo:font-style="normal" fo:font-weight="bold" officeooo:rsid="003d0cb4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DejaVu Sans Condensed" fo:font-size="12pt" fo:font-style="normal" fo:font-weight="bold" officeooo:rsid="0061f850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DejaVu Sans Condensed" fo:font-size="12pt" fo:font-style="normal" fo:font-weight="bold" officeooo:rsid="00658989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DejaVu Sans Condensed" fo:font-size="12pt" fo:font-style="normal" fo:font-weight="bold" officeooo:rsid="006750c5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5db3e"/>
    </style:style>
    <style:style style:name="T17" style:family="text">
      <style:text-properties officeooo:rsid="005dc9d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63b8e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16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B1" office:value-type="string">
            <text:p text:style-name="P7">3xx - Flight</text:p>
          </table:table-cell>
          <table:table-cell table:style-name="Table1.B1" office:value-type="string">
            <text:p text:style-name="P7">4xx - A2A</text:p>
          </table:table-cell>
          <table:table-cell table:style-name="Table1.E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10"><text:span text:style-name="T3">5</text:span><text:span text:style-name="T4">0</text:span><text:span text:style-name="T5">4</text:span><text:span text:style-name="T11">b</text:span><text:span text:style-name="T6"> - </text:span><text:span text:style-name="T7">A/G</text:span><text:span text:style-name="T8"> -</text:span><text:span text:style-name="T13"> </text:span><text:span text:style-name="T12">Force Correlate</text:span><text:span text:style-name="T13">, </text:span><text:span text:style-name="T9">AGM-65</text:span><text:span text:style-name="T12">L </text:span><text:span text:style-name="T10">Maverick</text:span></text:p>
      <text:p text:style-name="P2"/>
      <text:p text:style-name="P13">Fence in (switches on lower left instrument panel):</text:p>
      <text:list xml:id="list216706838" text:style-name="L4">
        <text:list-item>
          <text:p text:style-name="P9"><text:span text:style-name="T1">M</text:span><text:span text:style-name="T2">ASTER ARM</text:span><text:span text:style-name="T14"> ... </text:span><text:span text:style-name="T2">ARM</text:span></text:p>
        </text:list-item>
        <text:list-item>
          <text:p text:style-name="P12">GUN PAC<text:span text:style-name="T18"> ... </text:span>ARM</text:p>
        </text:list-item>
        <text:list-item>
          <text:p text:style-name="P12">LASER<text:span text:style-name="T18"> ... </text:span>ARM</text:p>
        </text:list-item>
        <text:list-item>
          <text:p text:style-name="P12">TGP<text:span text:style-name="T18"> ... </text:span>ARM</text:p>
        </text:list-item>
      </text:list>
      <text:p text:style-name="P1"/>
      <text:p text:style-name="P5">Force-Correlate with AGM-65G/K Mavericks (EO only)<text:span text:style-name="T19"> -- WIP needs verification</text:span></text:p>
      <text:list text:style-name="L2">
        <text:list-item>
          <text:p text:style-name="P14">Designate SPI with TPOD.</text:p>
        </text:list-item>
        <text:list-item>
          <text:p text:style-name="P14">Press China Hat forward long (<text:span text:style-name="T15">Front Thumb Button forward long</text:span>) to point all sensors at SPI.</text:p>
        </text:list-item>
        <text:list-item>
          <text:p text:style-name="P15">Press Boat Switch Center (<text:span text:style-name="T15">Pinky Hat press</text:span>) to enter Force-Correlate mode on Maverick. <text:s/>Maverick sensor will be slaved to a kind of image-lock using the scene as a whole.</text:p>
        </text:list-item>
        <text:list-item>
          <text:p text:style-name="P15">Launch at up to 11.0 nmi (10.0 recommended).</text:p>
        </text:list-item>
      </text:list>
      <text:p text:style-name="P3"/>
      <text:p text:style-name="P4">AGM-65L <text:span text:style-name="T17">Mavericks (laser guided)</text:span> -- TODO</text:p>
      <text:list text:style-name="L3">
        <text:list-item>
          <text:p text:style-name="P16">Select missile and power on (takes 30 seconds to spin up the gyros).</text:p>
        </text:list-item>
        <text:list-item>
          <text:p text:style-name="P16">Designate target with TGP and fire the laser (Flip-down Trigger press to toggle).</text:p>
        </text:list-item>
        <text:list-item>
          <text:p text:style-name="P16">Maverick page should show laser reticle with X showing missile seeker pointing. <text:s/>X turns to solid square when locked on the laser. <text:s/>Range DLZ shown on left of HUD. <text:s/>Fire with Red Butt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11T22:58:11.182000000</dc:date>
    <meta:editing-duration>P1DT11H31M31S</meta:editing-duration>
    <meta:editing-cycles>72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1" meta:word-count="191" meta:character-count="1017" meta:non-whitespace-character-count="854"/>
  </office:meta>
</office:document-meta>
</file>